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 fo:background-color="#8DB4E3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none" fo:background-color="#8DB4E3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8DB4E3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8DB4E3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6DDE8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6DDE8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3CDDD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93CDDD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3CDDD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6DDE8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6DDE8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6DDE8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6DDE8" style:repeat-content="false"/>
      <style:paragraph-properties fo:text-align="center"/>
    </style:style>
    <style:style style:name="co1" style:family="table-column">
      <style:table-column-properties fo:break-before="auto" style:column-width="6.16479166666667cm"/>
    </style:style>
    <style:style style:name="co2" style:family="table-column">
      <style:table-column-properties fo:break-before="auto" style:column-width="7.117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1.5pt" style:use-optimal-row-height="false" fo:break-before="auto"/>
    </style:style>
    <style:style style:name="ro4" style:family="table-row">
      <style:table-row-properties style:row-height="167.25pt" style:use-optimal-row-height="false" fo:break-before="auto"/>
    </style:style>
    <style:style style:name="ro5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 table:visibility="collapse">
          <table:table-cell office:value-type="string" table:style-name="ce2">
            <text:p>Nome del caso d'uso</text:p>
          </table:table-cell>
          <table:table-cell office:value-type="string" table:style-name="ce3">
            <text:p>Descrizion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e del Caso d'uso</text:p>
          </table:table-cell>
          <table:table-cell office:value-type="string" table:style-name="ce5">
            <text:p>Descrizion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Descrizione</text:p>
          </table:table-cell>
          <table:table-cell office:value-type="string" table:style-name="ce7">
            <text:p>Visualizzare l'interfaccia dell'orologio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Scopo</text:p>
          </table:table-cell>
          <table:table-cell office:value-type="string" table:style-name="ce9">
            <text:p>Descrivere come vverrà visualizzata</text:p>
            <text:p><text:s/>l'interfaccia dell'orologio</text:p>
            <text:p><text:s/>in particolare come utilizzare i bottoni<text:s/></text:p>
            <text:p>per cambiare ora e cambio di modalità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Attori</text:p>
          </table:table-cell>
          <table:table-cell office:value-type="string" table:style-name="ce7">
            <text:p>Coloro che utilizzano l'orologio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Attore primario</text:p>
          </table:table-cell>
          <table:table-cell office:value-type="string" table:style-name="ce10">
            <text:p>chi possiede l'orologio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Use case d'extended</text:p>
          </table:table-cell>
          <table:table-cell office:value-type="string" table:style-name="ce7">
            <text:p>aggiungere altre modalità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Scenario principale</text:p>
          </table:table-cell>
          <table:table-cell office:value-type="string" table:style-name="ce10">
            <text:p>Impostare l'orologio</text:p>
          </table:table-cell>
          <table:table-cell table:number-columns-repeated="16382"/>
        </table:table-row>
        <table:table-row table:style-name="ro4">
          <table:table-cell office:value-type="string" table:style-name="ce11">
            <text:p>1. Entry condition</text:p>
            <text:p>2. Flusso eventi</text:p>
            <text:p>3. Exit condition</text:p>
          </table:table-cell>
          <table:table-cell office:value-type="string" table:style-name="ce14">
            <text:p>1. questo caso d'uso inizia quando si<text:s/></text:p>
            <text:p>visualizza per la prima volta l'orologio</text:p>
            <text:p>2. tenere premuto l'unico bottone per entrare nelle impostazioni, quando l'ora lampeggia premere il bottone per modificarla, tenere premuto per confermare l'ora, modificare i minuti</text:p>
            <text:p>3. questo caso d'uso termina quando viene premuto a lungo il bottone per la seconda volta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Scenari alternativi</text:p>
          </table:table-cell>
          <table:table-cell table:style-name="ce10"/>
          <table:table-cell table:number-columns-repeated="16382"/>
        </table:table-row>
        <table:table-row table:style-name="ro5">
          <table:table-cell office:value-type="string" table:style-name="ce11">
            <text:p>1. Flussi alternativi</text:p>
            <text:p>2. Eccezioni</text:p>
          </table:table-cell>
          <table:table-cell table:style-name="ce7"/>
          <table:table-cell table:number-columns-repeated="16382"/>
        </table:table-row>
        <table:table-row table:style-name="ro2">
          <table:table-cell office:value-type="string" table:style-name="ce8">
            <text:p>Requisiti speciali</text:p>
          </table:table-cell>
          <table:table-cell table:style-name="ce10"/>
          <table:table-cell table:number-columns-repeated="16382"/>
        </table:table-row>
        <table:table-row table:style-name="ro2">
          <table:table-cell office:value-type="string" table:style-name="ce12">
            <text:p>Extension points</text:p>
          </table:table-cell>
          <table:table-cell table:style-name="ce13"/>
          <table:table-cell table:number-columns-repeated="16382"/>
        </table:table-row>
        <table:table-row table:number-rows-repeated="1048563" table:style-name="ro1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1:Sheet1.B13" table:name="Tabell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Federico Raffoni</meta:initial-creator>
    <dc:creator>federico.raffoni</dc:creator>
    <meta:creation-date>2009-04-16T11:32:48Z</meta:creation-date>
    <dc:date>2018-03-28T07:50:10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  <meta:user-defined meta:name="WorkbookGuid">9fb2d056-c317-4ec5-ac13-85767bd3f664</meta:user-defined>
  </office:meta>
</office:document-meta>
</file>